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 mamá Michel</text:h>
      <text:p text:style-name="Text_20_body"/>
      <text:p text:style-name="Text_20_body">Fue la tía Michel que perdió su gato,&lt;x id="0" xid="office:document-content[0]/office:body[0]/office:text[0]/text:p[1]/draw:frame[0]"/&gt;&lt;g id="1"/&gt;que grita por la ventana a ver &lt;g id="2"&gt;e&lt;/g&gt; quién lo encontró,&lt;g id="3"/&gt;y el tío Lustucru&lt;g id="4"&gt;fue &lt;/g&gt;quien&lt;g id="5"&gt;e&lt;/g&gt; le contestó:&lt;g id="6"/&gt;« Anda, tía Michel&lt;g id="7"&gt;, &lt;/g&gt;el&lt;g id="8"&gt;el&lt;/g&gt; gato no se ha perdido.»&lt;g id="9"/&gt;&lt;g id="10"/&gt;Fue la tía Michel quien le preguntó:&lt;g id="11"/&gt;«Mi gato no está perdido pues fuiste tú quien lo encontró» &lt;g id="12"/&gt;y g id="13"&gt;el &lt;/g&gt;tío Lustucru le contestó :&lt;g id="14"/&gt;« Una&lt;g id="15"&gt;e&lt;/g&gt; Se entregará una recompensa.»&lt;g id="16"/&gt;&lt;g id="17"/&gt; La tía Michel dijo: « Ya está decidido:&lt;g id="18"/&gt;«Si me vuelve mi gato, un beso le daré.»&lt;g id="19"/&gt;El tío&lt;g id="20"&gt;e &lt;/g&gt;Lustucru que no quiso ver,&lt;g id="21"/&gt;Le dice: «Por un conejo al gato voy a vender.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